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092" officeooo:paragraph-rsid="0008c092"/>
    </style:style>
    <style:style style:name="P2" style:family="paragraph" style:parent-style-name="Text_20_body">
      <style:text-properties officeooo:rsid="0009869d" officeooo:paragraph-rsid="0009869d"/>
    </style:style>
    <style:style style:name="P3" style:family="paragraph" style:parent-style-name="Text_20_body">
      <style:text-properties officeooo:rsid="000ccdd6" officeooo:paragraph-rsid="000ccdd6"/>
    </style:style>
    <style:style style:name="P4" style:family="paragraph" style:parent-style-name="Text_20_body">
      <style:text-properties officeooo:rsid="0012b614" officeooo:paragraph-rsid="0012b614"/>
    </style:style>
    <style:style style:name="P5" style:family="paragraph" style:parent-style-name="Text_20_body">
      <style:text-properties officeooo:paragraph-rsid="0018b89f"/>
    </style:style>
    <style:style style:name="P6" style:family="paragraph" style:parent-style-name="Footnote">
      <style:text-properties officeooo:rsid="000ccdd6" officeooo:paragraph-rsid="000ccdd6"/>
    </style:style>
    <style:style style:name="P7" style:family="paragraph" style:parent-style-name="Footnote">
      <style:text-properties officeooo:rsid="0017b4d2" officeooo:paragraph-rsid="0017b4d2"/>
    </style:style>
    <style:style style:name="P8" style:family="paragraph" style:parent-style-name="Footnote">
      <style:text-properties officeooo:rsid="0018b89f" officeooo:paragraph-rsid="0018b89f"/>
    </style:style>
    <style:style style:name="P9" style:family="paragraph" style:parent-style-name="Text_20_body" style:list-style-name="L1">
      <style:text-properties officeooo:rsid="0010e61c" officeooo:paragraph-rsid="0010e61c"/>
    </style:style>
    <style:style style:name="P10" style:family="paragraph" style:parent-style-name="Text_20_body" style:list-style-name="L1">
      <style:text-properties officeooo:rsid="0012b614" officeooo:paragraph-rsid="0012b614"/>
    </style:style>
    <style:style style:name="P11" style:family="paragraph" style:parent-style-name="Text_20_body" style:list-style-name="L2">
      <style:text-properties officeooo:rsid="0012b614" officeooo:paragraph-rsid="0012b614"/>
    </style:style>
    <style:style style:name="P12" style:family="paragraph" style:parent-style-name="Text_20_body" style:list-style-name="L3">
      <style:text-properties officeooo:rsid="0012b614" officeooo:paragraph-rsid="0012b614"/>
    </style:style>
    <style:style style:name="P13" style:family="paragraph" style:parent-style-name="Text_20_body" style:list-style-name="L4">
      <style:text-properties officeooo:rsid="0018b89f" officeooo:paragraph-rsid="0018b89f"/>
    </style:style>
    <style:style style:name="P14" style:family="paragraph" style:parent-style-name="Text_20_body" style:list-style-name="L5">
      <style:text-properties officeooo:rsid="0009869d" officeooo:paragraph-rsid="0009869d"/>
    </style:style>
    <style:style style:name="P15" style:family="paragraph" style:parent-style-name="Text_20_body">
      <style:text-properties officeooo:rsid="0019e492" officeooo:paragraph-rsid="0019e492"/>
    </style:style>
    <style:style style:name="P16" style:family="paragraph" style:parent-style-name="Text_20_body" style:list-style-name="L5">
      <style:text-properties officeooo:rsid="001af258" officeooo:paragraph-rsid="001af258"/>
    </style:style>
    <style:style style:name="P17" style:family="paragraph" style:parent-style-name="Text_20_body" style:list-style-name="L6">
      <style:text-properties officeooo:rsid="001af258" officeooo:paragraph-rsid="001af258"/>
    </style:style>
    <style:style style:name="P18" style:family="paragraph" style:parent-style-name="Text_20_body" style:list-style-name="L6">
      <style:text-properties officeooo:rsid="001b5332" officeooo:paragraph-rsid="001b5332"/>
    </style:style>
    <style:style style:name="P19" style:family="paragraph" style:parent-style-name="Text_20_body">
      <style:text-properties officeooo:rsid="001c7d5a" officeooo:paragraph-rsid="001c7d5a"/>
    </style:style>
    <style:style style:name="P20" style:family="paragraph" style:parent-style-name="Footnote">
      <style:text-properties officeooo:rsid="001b5332" officeooo:paragraph-rsid="001b5332"/>
    </style:style>
    <style:style style:name="P21" style:family="paragraph" style:parent-style-name="Heading_20_4">
      <style:text-properties officeooo:rsid="0010e61c" officeooo:paragraph-rsid="0010e61c"/>
    </style:style>
    <style:style style:name="P22" style:family="paragraph" style:parent-style-name="Heading_20_4">
      <style:text-properties officeooo:rsid="0012b614" officeooo:paragraph-rsid="0012b614"/>
    </style:style>
    <style:style style:name="P23" style:family="paragraph" style:parent-style-name="Heading_20_3">
      <style:text-properties officeooo:rsid="0018b89f" officeooo:paragraph-rsid="0018b89f"/>
    </style:style>
    <style:style style:name="T1" style:family="text">
      <style:text-properties officeooo:rsid="000ee6d7"/>
    </style:style>
    <style:style style:name="T2" style:family="text">
      <style:text-properties officeooo:rsid="0012b614"/>
    </style:style>
    <style:style style:name="T3" style:family="text">
      <style:text-properties officeooo:rsid="001430ce"/>
    </style:style>
    <style:style style:name="T4" style:family="text">
      <style:text-properties officeooo:rsid="0015059c"/>
    </style:style>
    <style:style style:name="T5" style:family="text">
      <style:text-properties officeooo:rsid="0015e073"/>
    </style:style>
    <style:style style:name="T6" style:family="text">
      <style:text-properties officeooo:rsid="001af2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chforschungen Leaves</text:p>
      <text:p text:style-name="P1"/>
      <text:h text:style-name="Heading_20_2" text:outline-level="2">1. Welche Symbole werden verwendet bei der idealisierten Darstellung des „magischen“ Waldes? Von wem?</text:h>
      <text:p text:style-name="P3">These: der Wald <text:span text:style-name="T1">in idealisierter Form </text:span>ist seit der Romantik Teil der deutschen Kultur und <text:span text:style-name="T1">ein Symbol der nationalen Identität, das</text:span> von allen Herrschaftsgruppen seit dem 19. Jahrhundert in Deutschland genutzt <text:span text:style-name="T1">wurde</text:span>. Noch heute herrscht <text:span text:style-name="T1">dieses</text:span> idealisiertes, romantisches Bild vom Wald <text:span text:style-name="T1">vor</text:span>. Symbol ist vor allem die Eiche.<text:note text:id="ftn1" text:note-class="footnote"><text:note-citation>1</text:note-citation><text:note-body><text:p text:style-name="P6">https://de.wikipedia.org/wiki/Deutscher_Wald</text:p></text:note-body></text:note></text:p>
      <text:h text:style-name="Heading_20_3" text:outline-level="3">Darstellung Wald in Märchen Gebrüder Grimm<text:note text:id="ftn2" text:note-class="footnote"><text:note-citation>2</text:note-citation><text:note-body><text:p text:style-name="P7">Brüder Grimm: „Kinder und Hausmärchen“</text:p></text:note-body></text:note></text:h>
      <text:h text:style-name="P21" text:outline-level="4">Marienkind</text:h>
      <text:list xml:id="list3284198832423745800" text:style-name="L1">
        <text:list-item>
          <text:p text:style-name="P9">Im Wald als Strafe ausgesetzt</text:p>
        </text:list-item>
        <text:list-item>
          <text:p text:style-name="P9">Ein alter hohler Baum als Wohnung und Schutz vor Wind und Wetter</text:p>
        </text:list-item>
        <text:list-item>
          <text:p text:style-name="P9"><text:span text:style-name="T2">Wurzeln, Beeren, </text:span>Nüsse als herbstliche Nahrung, Blätter als warmes Bett</text:p>
        </text:list-item>
        <text:list-item>
          <text:p text:style-name="P10">zur Rettung aus Wald geführt</text:p>
        </text:list-item>
      </text:list>
      <text:h text:style-name="P22" text:outline-level="4">Brüderchen und Schwesterchen</text:h>
      <text:list xml:id="list211406816953349580" text:style-name="L2">
        <text:list-item>
          <text:p text:style-name="P11">zur Strafe zu Reh verwandelt</text:p>
        </text:list-item>
        <text:list-item>
          <text:p text:style-name="P11">Wurzeln, Beeren, Nüsse als Nahrung, Moos und Blätter als weiches Bett</text:p>
        </text:list-item>
        <text:list-item>
          <text:p text:style-name="P11">zur Rettung aus Wald geführt</text:p>
        </text:list-item>
      </text:list>
      <text:h text:style-name="P22" text:outline-level="4">Die drei Männlein im Walde</text:h>
      <text:list xml:id="list3488480495008335205" text:style-name="L3">
        <text:list-item>
          <text:p text:style-name="P12">Zur Strafe in kalten Wald geschickt</text:p>
        </text:list-item>
        <text:list-item>
          <text:p text:style-name="P12">trifft auf kleine Höhlen-/Hüttenbewohner, die ihr Aufgaben stellen</text:p>
        </text:list-item>
        <text:list-item>
          <text:p text:style-name="P12">Hüttenbewohner belohnen sie da sie artig die Aufgaben befolgt hat</text:p>
        </text:list-item>
      </text:list>
      <text:p text:style-name="P4">→<text:span text:style-name="T3"> im Wald haust oft die Hexe, der Wald wird instrumentalisiert um kleinen Kindern Angst und damit Gehorsam einzuflößen – ein verhexter Ort an dem wundersame Dinge passieren</text:span></text:p>
      <text:p text:style-name="P4"><text:soft-page-break/>→<text:span text:style-name="T4"> Tiere sind entweder vermenschlicht dargestellt oder Objekt der Jagd</text:span></text:p>
      <text:p text:style-name="P4">→<text:span text:style-name="T5"> Motiv der Schutz gebenden Baumhöhle; Moos und Blätter als Bett; Nüsse als Nahrung</text:span></text:p>
      <text:h text:style-name="P23" text:outline-level="3">Romantik<text:note text:id="ftn3" text:note-class="footnote"><text:note-citation>3</text:note-citation><text:note-body><text:p text:style-name="P8">http://www.bbs1-lueneburg.de/joomla/images/files/deutsch/deutsch_homepage/romantik_3.pdf</text:p></text:note-body></text:note></text:h>
      <text:list xml:id="list3115819303579636918" text:style-name="L4">
        <text:list-item>
          <text:p text:style-name="P13">Im Mittelpunkt steht Idee des Gefühls und der Fantasie, sowie das Erleben und die Sehnsucht nach etwas Fernen und Unerreichbaren</text:p>
        </text:list-item>
        <text:list-item>
          <text:p text:style-name="P13">übernatürliche, märchenhafte, fantastische, idyllische, idealisierte Darstellung der Natur</text:p>
        </text:list-item>
      </text:list>
      <text:p text:style-name="P5"/>
      <text:h text:style-name="Heading_20_2" text:outline-level="2">2. Was zeichnet einen Rotbuchenwald ökologisch aus?<text:note text:id="ftn0" text:note-class="footnote"><text:note-citation>4</text:note-citation><text:note-body><text:p text:style-name="P20">https://de.wikipedia.org/wiki/Rotbuchenwald</text:p></text:note-body></text:note></text:h>
      <text:p text:style-name="P15">Ich denke wenn man nach dem Leben, der Natur malt werden die Dinge zusammenhängend und aussagekräftig <text:span text:style-name="T6">(inspiriert von Molly Brett und Beatrix Potter)</text:span>.</text:p>
      <text:list xml:id="list6813291478903502386" text:style-name="L6">
        <text:list-item>
          <text:p text:style-name="P17">Große Bäume werfen viel Schatten, Setzlinge brauchen wenig Licht und wachsen schnell → außer Buchen wachsen wenig andere Baumarten</text:p>
        </text:list-item>
        <text:list-item>
          <text:p text:style-name="P17">trotzdem recht artenreich → alten Bäume und Totholz als Lebensraum für Tier und Planzenarten; natürliche Baumhöhlen als Lebensraum für Höhlenbrüter, Fledermäuse und andere Lebewesen</text:p>
        </text:list-item>
        <text:list-item>
          <text:p text:style-name="P18">typische Arten: Waldmeister, Wald-Bingelkraut, Hasenlattich, Quirlblättrige Weißwurz</text:p>
        </text:list-item>
      </text:list>
      <text:p text:style-name="P19">http://www.natura2000.munlv.nrw.de/fachdoku/lebensraeume/buchenwald.htm</text:p>
      <text:p text:style-name="P2">Offene Fragen Designkonzept</text:p>
      <text:list xml:id="list3459430893014628258" text:style-name="L5">
        <text:list-item>
          <text:p text:style-name="P14">Wie wird die Aufmerksamkeit des Spielers gelenkt?</text:p>
        </text:list-item>
        <text:list-item>
          <text:p text:style-name="P14">Was sind die wichtigsten Symbole? Für was stehen sie?</text:p>
        </text:list-item>
        <text:list-item>
          <text:p text:style-name="P14">Wie unterstreicht die Ästhetik den verspielten Charakter?</text:p>
        </text:list-item>
        <text:list-item>
          <text:p text:style-name="P14">Ist der Spieler dargestellt? Warum?</text:p>
        </text:list-item>
        <text:list-item>
          <text:p text:style-name="P16">Für wen ist das Spiel?</text:p>
        </text:list-item>
        <text:list-item>
          <text:p text:style-name="P16"><text:soft-page-break/>Spielt es sich wie eine interaktive Kinderbuchgeschichte?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fo:font-size="18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</meta:initial-creator>
    <meta:creation-date>2016-01-04T08:08:55.719599418</meta:creation-date>
    <dc:date>2016-01-05T10:56:16.270339572</dc:date>
    <dc:creator>Rick </dc:creator>
    <meta:editing-duration>PT1H53M40S</meta:editing-duration>
    <meta:editing-cycles>17</meta:editing-cycles>
    <meta:generator>LibreOffice/4.2.8.2$Linux_x86 LibreOffice_project/420m0$Build-2</meta:generator>
    <meta:document-statistic meta:table-count="0" meta:image-count="0" meta:object-count="0" meta:page-count="3" meta:paragraph-count="40" meta:word-count="389" meta:character-count="2793" meta:non-whitespace-character-count="2464"/>
  </office:meta>
</office:document-meta>
</file>